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dd0b7" officeooo:paragraph-rsid="000dd0b7"/>
    </style:style>
    <style:style style:name="P2" style:family="paragraph" style:parent-style-name="Preformatted_20_Text">
      <style:paragraph-properties fo:break-before="page"/>
      <style:text-properties officeooo:rsid="000dd0b7" officeooo:paragraph-rsid="000dd0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X-Forth for CP/M</text:p>
      <text:p text:style-name="P1">-----------------</text:p>
      <text:p text:style-name="P1"></text:p>
      <text:p text:style-name="P1">This is the documentation for DX-Forth. <text:s/>It is divided into two parts:</text:p>
      <text:p text:style-name="P1"></text:p>
      <text:p text:style-name="P1">- A walk-through that introduces new users (even those without</text:p>
      <text:p text:style-name="P1"><text:s text:c="2"/>previous Forth experience) to a few concepts and illustrates some of</text:p>
      <text:p text:style-name="P1"><text:s text:c="2"/>DX-Forth's special features. <text:s/>However, no attempt is made to teach</text:p>
      <text:p text:style-name="P1"><text:s text:c="2"/>Forth - for this, get hold of an introductory text such as:</text:p>
      <text:p text:style-name="P1"></text:p>
      <text:p text:style-name="P1"><text:s text:c="4"/>"Forth Programmer's Handbook", Conklin &amp; Rather</text:p>
      <text:p text:style-name="P1"><text:s text:c="4"/>"Programming Forth", Stephen Pelc</text:p>
      <text:p text:style-name="P1"><text:s text:c="4"/>"And so Forth...", J.L. Bezemer</text:p>
      <text:p text:style-name="P1"></text:p>
      <text:p text:style-name="P1">- A technical section for prospective DX-Forth programmers. <text:s/>It assumes</text:p>
      <text:p text:style-name="P1"><text:s text:c="2"/>the reader has some familiarity with the Forth language programming.</text:p>
      <text:p text:style-name="P1"></text:p>
      <text:p text:style-name="P1"></text:p>
      <text:p text:style-name="P1">Contents:</text:p>
      <text:p text:style-name="P1">---------</text:p>
      <text:p text:style-name="P1"></text:p>
      <text:p text:style-name="P1"><text:s/>1. <text:s/>Introduction</text:p>
      <text:p text:style-name="P1"></text:p>
      <text:p text:style-name="P1"><text:s/>1.1 <text:s text:c="2"/>Overview</text:p>
      <text:p text:style-name="P1"><text:s/>1.2 <text:s text:c="2"/>Distribution files</text:p>
      <text:p text:style-name="P1"><text:s/>1.3 <text:s text:c="2"/>Acknowledgments</text:p>
      <text:p text:style-name="P1"><text:s/>1.4 <text:s text:c="2"/>Legal</text:p>
      <text:p text:style-name="P1"><text:s/>1.5 <text:s text:c="2"/>Installation</text:p>
      <text:p text:style-name="P1"><text:s/>1.6 <text:s text:c="2"/>Getting started</text:p>
      <text:p text:style-name="P1"><text:s/>1.7 <text:s text:c="2"/>Source files</text:p>
      <text:p text:style-name="P1"><text:s/>1.8 <text:s text:c="2"/>Screen editor</text:p>
      <text:p text:style-name="P1"><text:s/>1.9 <text:s text:c="2"/>Command-line interface</text:p>
      <text:p text:style-name="P1"><text:s/>1.10 <text:s/>Machine code assembler</text:p>
      <text:p text:style-name="P1"><text:s/>1.11 <text:s/>Increasing System space</text:p>
      <text:p text:style-name="P1"><text:s/>1.12 <text:s/>Further suggestions</text:p>
      <text:p text:style-name="P1"><text:s/>1.13 <text:s/>Error messages</text:p>
      <text:p text:style-name="P1"></text:p>
      <text:p text:style-name="P1"><text:s/>2. <text:s/>Programming reference</text:p>
      <text:p text:style-name="P1"></text:p>
      <text:p text:style-name="P1"><text:s/>2.1 <text:s text:c="2"/>File system</text:p>
      <text:p text:style-name="P1"><text:s/>2.2 <text:s text:c="2"/>Application and System words</text:p>
      <text:p text:style-name="P1"><text:s/>2.3 <text:s text:c="2"/>Executing applications</text:p>
      <text:p text:style-name="P1"><text:s/>2.4 <text:s text:c="2"/>No Warm-Boot option</text:p>
      <text:p text:style-name="P1"><text:s/>2.5 <text:s text:c="2"/>User Patch area</text:p>
      <text:p text:style-name="P1"><text:s/>2.6 <text:s text:c="2"/>Overlays</text:p>
      <text:p text:style-name="P1"><text:s/>2.7 <text:s text:c="2"/>Multitasking</text:p>
      <text:p text:style-name="P1"><text:s/>2.8 <text:s text:c="2"/>User variables</text:p>
      <text:p text:style-name="P1"><text:s/>2.9 <text:s text:c="2"/>System vectors</text:p>
      <text:p text:style-name="P1"><text:s/>2.10 <text:s/>Deferred words</text:p>
      <text:p text:style-name="P1"><text:s/>2.11 <text:s/>Compiler security</text:p>
      <text:p text:style-name="P1"><text:s/>2.12 <text:s/>Exception handling</text:p>
      <text:p text:style-name="P1"><text:s/>2.13 <text:s/>Exception codes</text:p>
      <text:p text:style-name="P1"><text:s/>2.14 <text:s/>ZINS Routine</text:p>
      <text:p text:style-name="P1"></text:p>
      <text:p text:style-name="P1"></text:p>
      <text:p text:style-name="P1"/>
      <text:p text:style-name="P2">1. <text:s/>Introduction</text:p>
      <text:p text:style-name="P1"></text:p>
      <text:p text:style-name="P1">1.1 <text:s/>Overview</text:p>
      <text:p text:style-name="P1"></text:p>
      <text:p text:style-name="P1">DX-Forth is a Forth language compiler and development system for</text:p>
      <text:p text:style-name="P1">CP/M-80 and compatible disk operating systems including Z-System.</text:p>
      <text:p text:style-name="P1">It is intended to be a complete, easy to use, programming tool for</text:p>
      <text:p text:style-name="P1">the creation of CP/M applications.</text:p>
      <text:p text:style-name="P1"></text:p>
      <text:p text:style-name="P1">DX-Forth's features include:</text:p>
      <text:p text:style-name="P1"></text:p>
      <text:p text:style-name="P1"><text:s/>- ANS FORTH Standard (FORTH-94) *</text:p>
      <text:p text:style-name="P1"><text:s/>- Fast direct-threaded code</text:p>
      <text:p text:style-name="P1"><text:s/>- Generate turnkey applications without compiler overhead</text:p>
      <text:p text:style-name="P1"><text:s/>- Video terminal functions, installable for most terminals</text:p>
      <text:p text:style-name="P1"><text:s/>- Fast floating point and trigonometric functions</text:p>
      <text:p text:style-name="P1"><text:s/>- Forth-94 Standard disk I/O</text:p>
      <text:p text:style-name="P1"><text:s/>- DU: style filenames for access to all CP/M user areas</text:p>
      <text:p text:style-name="P1"><text:s/>- Z-System (ZCPR) support through ZENV function</text:p>
      <text:p text:style-name="P1"><text:s/>- Program error return code for CP/M-3 and Z-System</text:p>
      <text:p text:style-name="P1"><text:s/>- Multitasking</text:p>
      <text:p text:style-name="P1"><text:s/>- Overlays for large applications</text:p>
      <text:p text:style-name="P1"><text:s/>- 8080/Z80 Forth assembler for CODE words</text:p>
      <text:p text:style-name="P1"><text:s/>- Full source code included</text:p>
      <text:p text:style-name="P1"></text:p>
      <text:p text:style-name="P1">* DX-FORTH 4 generally follows the FORTH-94 Standard but</text:p>
      <text:p text:style-name="P1"><text:s text:c="2"/>does not seek to be strictly compliant.</text:p>
      <text:p text:style-name="P1"></text:p>
      <text:p text:style-name="P1"></text:p>
      <text:p text:style-name="P1">1.2 <text:s/>Distribution files</text:p>
      <text:p text:style-name="P1"></text:p>
      <text:p text:style-name="P1">See FILES.TXT</text:p>
      <text:p text:style-name="P1"></text:p>
      <text:p text:style-name="P1"></text:p>
      <text:p text:style-name="P1">1.3 <text:s/>Acknowledgments</text:p>
      <text:p text:style-name="P1"></text:p>
      <text:p text:style-name="P1">No software is written in a vacuum; therefore the author wishes to</text:p>
      <text:p text:style-name="P1">gratefully acknowledge all those in the CP/M and Forth communities who</text:p>
      <text:p text:style-name="P1">have generously made their source code available for public scrutiny.</text:p>
      <text:p text:style-name="P1">Without these to serve as a starting point and source for ideas,</text:p>
      <text:p text:style-name="P1">DX-Forth would not have been written.</text:p>
      <text:p text:style-name="P1"></text:p>
      <text:p text:style-name="P1"></text:p>
      <text:p text:style-name="P1">1.4 <text:s/>Legal</text:p>
      <text:p text:style-name="P1"></text:p>
      <text:p text:style-name="P1">DX-Forth and all the files in this distribution (apart from excerpts</text:p>
      <text:p text:style-name="P1">taken from the FORTH-83 and ANS FORTH documents) are hereby placed into</text:p>
      <text:p text:style-name="P1">the PUBLIC DOMAIN by the author. <text:s/>As a public domain work, no copyright</text:p>
      <text:p text:style-name="P1">restrictions apply or may be subsequently imposed.</text:p>
      <text:p text:style-name="P1"></text:p>
      <text:p text:style-name="P1">DX-Forth is an experimental software and is provided without support or</text:p>
      <text:p text:style-name="P1">warranty. <text:s/>The author makes no guarantee as to fitness for purpose, nor</text:p>
      <text:p text:style-name="P1">assumes liability for any error, omission, damage or loss caused by the</text:p>
      <text:p text:style-name="P1">use of DX-Forth. <text:s/>Anyone wishing to use this software does so entirely</text:p>
      <text:p text:style-name="P1">at his or her own risk.</text:p>
      <text:p text:style-name="P1"></text:p>
      <text:p text:style-name="P1"></text:p>
      <text:p text:style-name="P1"/>
      <text:p text:style-name="P2">1.5 <text:s/>Installation</text:p>
      <text:p text:style-name="P1"></text:p>
      <text:p text:style-name="P1">Installation customises DX-Forth or compiled turnkey applications</text:p>
      <text:p text:style-name="P1">to suit the characteristics of the user's video terminal and</text:p>
      <text:p text:style-name="P1">machine CPU speed.</text:p>
      <text:p text:style-name="P1"></text:p>
      <text:p text:style-name="P1"><text:s text:c="27"/>IMPORTANT</text:p>
      <text:p text:style-name="P1"></text:p>
      <text:p text:style-name="P1">When distributing a DX-Forth application that makes use of any</text:p>
      <text:p text:style-name="P1">of the following video functions,</text:p>
      <text:p text:style-name="P1"></text:p>
      <text:p text:style-name="P1"><text:s text:c="3"/>PAGE <text:s/>AT-XY <text:s/>CLEAR-LINE <text:s/>HIGHLIGHT <text:s/>NORMAL <text:s/>INSERT-LINE</text:p>
      <text:p text:style-name="P1"><text:s text:c="3"/>DELETE-LINE <text:s/>INIT-VIDEO <text:s/>EXIT-VIDEO</text:p>
      <text:p text:style-name="P1"><text:s/></text:p>
      <text:p text:style-name="P1">you MUST include INSTALL.COM and INSTALL.DTA with the</text:p>
      <text:p text:style-name="P1">distribution otherwise users will be unable to customise the</text:p>
      <text:p text:style-name="P1">application for their hardware.</text:p>
      <text:p text:style-name="P1"></text:p>
      <text:p text:style-name="P1">As supplied DX-Forth is pre-configured for a Televideo 912/920/</text:p>
      <text:p text:style-name="P1">925 terminal and 4 MHz Z80 CPU. <text:s/>If this does not correspond to</text:p>
      <text:p text:style-name="P1">your terminal/machine and you wish to change it, run install as</text:p>
      <text:p text:style-name="P1">follows.</text:p>
      <text:p text:style-name="P1"></text:p>
      <text:p text:style-name="P1"><text:s text:c="5"/>A&gt; INSTALL FORTH.COM <text:s text:c="2"/>(or other DX-Forth executable)</text:p>
      <text:p text:style-name="P1"></text:p>
      <text:p text:style-name="P1">You will be presented with several options:</text:p>
      <text:p text:style-name="P1"></text:p>
      <text:p text:style-name="P1"><text:s text:c="5"/>1) Terminal selection</text:p>
      <text:p text:style-name="P1"></text:p>
      <text:p text:style-name="P1"><text:s text:c="5"/>Select from a number of video terminals including the</text:p>
      <text:p text:style-name="P1"><text:s text:c="5"/>Z-System TermCap currently defined in memory.</text:p>
      <text:p text:style-name="P1"></text:p>
      <text:p text:style-name="P1"><text:s text:c="5"/>If your terminal is not listed try another make of terminal.</text:p>
      <text:p text:style-name="P1"><text:s text:c="5"/>Often different manufacturers will use the same control codes.</text:p>
      <text:p text:style-name="P1"><text:s text:c="5"/>If no definition works, you will need to create a custom</text:p>
      <text:p text:style-name="P1"><text:s text:c="5"/>definition for your terminal. <text:s/>At present INSTALL.COM doesn't</text:p>
      <text:p text:style-name="P1"><text:s text:c="5"/>have this capability but alternatives exist.</text:p>
      <text:p text:style-name="P1"></text:p>
      <text:p text:style-name="P1"><text:s text:c="5"/>DX-Forth terminal data file INSTALL.DTA is fully compatible</text:p>
      <text:p text:style-name="P1"><text:s text:c="5"/>with terminal data files from Borland Turbo Pascal/Modula2</text:p>
      <text:p text:style-name="P1"><text:s text:c="5"/>and the public domain PD-GINST program. <text:s/>Any of these can be</text:p>
      <text:p text:style-name="P1"><text:s text:c="5"/>used to create custom terminal definitions. <text:s/>Refer to the</text:p>
      <text:p text:style-name="P1"><text:s text:c="5"/>instructions that came with Turbo Pascal/Modula2. <text:s/>If using</text:p>
      <text:p text:style-name="P1"><text:s text:c="5"/>PD-GINST it should be run on itself i.e.</text:p>
      <text:p text:style-name="P1"></text:p>
      <text:p text:style-name="P1"><text:s text:c="10"/>A&gt; PD-GINST <text:s/>PD-GINST.COM</text:p>
      <text:p text:style-name="P1"></text:p>
      <text:p text:style-name="P1"><text:s text:c="5"/>Once the new terminal entry has been created, rename the</text:p>
      <text:p text:style-name="P1"><text:s text:c="5"/>data file to INSTALL.DTA and run DX-Forth INSTALL.COM as</text:p>
      <text:p text:style-name="P1"><text:s text:c="5"/>before.</text:p>
      <text:p text:style-name="P1"></text:p>
      <text:p text:style-name="P1"><text:s text:c="5"/>2) CPU speed</text:p>
      <text:p text:style-name="P1"></text:p>
      <text:p text:style-name="P1"><text:s text:c="5"/>Enter the speed of the computer's CPU to the nearest MHz.</text:p>
      <text:p text:style-name="P1"><text:s text:c="5"/>This value affects the accuracy of the MS function - which</text:p>
      <text:p text:style-name="P1"><text:s text:c="5"/>in turn is used by WORDS and other tools. <text:s/>See MS in the</text:p>
      <text:p text:style-name="P1"><text:s text:c="5"/>glossary for further details.</text:p>
      <text:p text:style-name="P1"></text:p>
      <text:p text:style-name="P1"/>
      <text:p text:style-name="P1"><text:soft-page-break/><text:s text:c="5"/>3) Time delays</text:p>
      <text:p text:style-name="P1"></text:p>
      <text:p text:style-name="P1"><text:s text:c="5"/>A delay is usually sent after a clear screen, cursor motion</text:p>
      <text:p text:style-name="P1"><text:s text:c="5"/>or clear to end-of-line sequence to ensure subsequent</text:p>
      <text:p text:style-name="P1"><text:s text:c="5"/>characters sent to the terminal from being lost. <text:s/>Delays</text:p>
      <text:p text:style-name="P1"><text:s text:c="5"/>between 0 and 255 milliseconds are available. <text:s/>If a fast</text:p>
      <text:p text:style-name="P1"><text:s text:c="5"/>terminal or computer with memory mapped video is being used</text:p>
      <text:p text:style-name="P1"><text:s text:c="5"/>then all delays may be set to 0 mS. <text:s/>Most terminals however</text:p>
      <text:p text:style-name="P1"><text:s text:c="5"/>will require a delay after a screen clear. <text:s/>A value of 50 mS</text:p>
      <text:p text:style-name="P1"><text:s text:c="5"/>should suffice.</text:p>
      <text:p text:style-name="P1"></text:p>
      <text:p text:style-name="P1"><text:s text:c="5"/>4) Arrow key codes</text:p>
      <text:p text:style-name="P1"></text:p>
      <text:p text:style-name="P1"><text:s text:c="5"/>Many keyboards have arrow keys (up, down, right, left) which</text:p>
      <text:p text:style-name="P1"><text:s text:c="5"/>produce a code when pressed. <text:s/>This option allows the user to</text:p>
      <text:p text:style-name="P1"><text:s text:c="5"/>view or modify the arrow key codes to those corresponding to</text:p>
      <text:p text:style-name="P1"><text:s text:c="5"/>his/her keyboard.</text:p>
      <text:p text:style-name="P1"></text:p>
      <text:p text:style-name="P1"><text:s text:c="5"/>If arrow keys are not available or produce more than one</text:p>
      <text:p text:style-name="P1"><text:s text:c="5"/>code per keypress (e.g. ANSI terminals) then the default</text:p>
      <text:p text:style-name="P1"><text:s text:c="5"/>WordStar default values below should be used.</text:p>
      <text:p text:style-name="P1"></text:p>
      <text:p text:style-name="P1"><text:s text:c="5"/>NOTE: Currently DX-Forth makes no use of arrow key codes</text:p>
      <text:p text:style-name="P1"><text:s text:c="5"/>(though the full-screen editor will use them if defined).</text:p>
      <text:p text:style-name="P1"><text:s text:c="5"/>User applications can access the key codes at the following</text:p>
      <text:p text:style-name="P1"><text:s text:c="5"/>memory address locations:</text:p>
      <text:p text:style-name="P1"></text:p>
      <text:p text:style-name="P1"><text:s text:c="5"/>Address <text:s text:c="7"/>Key <text:s text:c="11"/>Default value</text:p>
      <text:p text:style-name="P1"><text:s text:c="5"/>------- <text:s text:c="7"/>--- <text:s text:c="11"/>-------------</text:p>
      <text:p text:style-name="P1"><text:s text:c="5"/>335 (014Fh) <text:s text:c="3"/>Up arrow <text:s text:c="6"/>05h (Ctrl-E)</text:p>
      <text:p text:style-name="P1"><text:s text:c="5"/>336 (0150h) <text:s text:c="3"/>Down arrow <text:s text:c="4"/>18h (Ctrl-X)</text:p>
      <text:p text:style-name="P1"><text:s text:c="5"/>337 (0151h) <text:s text:c="3"/>Right arrow <text:s text:c="3"/>04h (Ctrl-D)</text:p>
      <text:p text:style-name="P1"><text:s text:c="5"/>338 (0152h) <text:s text:c="3"/>Left arrow <text:s text:c="4"/>13h (Ctrl-S)</text:p>
      <text:p text:style-name="P1"></text:p>
      <text:p text:style-name="P1"><text:s text:c="5"/>It should be emphasized these codes do NOT move the terminal</text:p>
      <text:p text:style-name="P1"><text:s text:c="5"/>cursor or produce any other effect. <text:s/>They represent the</text:p>
      <text:p text:style-name="P1"><text:s text:c="5"/>values returned when the "arrow keys" on the keyboard are</text:p>
      <text:p text:style-name="P1"><text:s text:c="5"/>struck.</text:p>
      <text:p text:style-name="P1"></text:p>
      <text:p text:style-name="P1"><text:s text:c="5"/>5) No Warm-Boot option</text:p>
      <text:p text:style-name="P1"></text:p>
      <text:p text:style-name="P1"><text:s text:c="5"/>DX-Forth and turnkey applications normally perform a warm-</text:p>
      <text:p text:style-name="P1"><text:s text:c="5"/>boot on exit. <text:s/>In non-banked CP/M systems this results in</text:p>
      <text:p text:style-name="P1"><text:s text:c="5"/>reloading of the system tracks of the disk in drive A.</text:p>
      <text:p text:style-name="P1"></text:p>
      <text:p text:style-name="P1"><text:s text:c="5"/>This may be defeated by enabling the No Warm-Boot option;</text:p>
      <text:p text:style-name="P1"><text:s text:c="5"/>but at a loss of 2k bytes of application memory space.</text:p>
      <text:p text:style-name="P1"></text:p>
      <text:p text:style-name="P1"><text:s text:c="5"/>6) Save changes and exit</text:p>
      <text:p text:style-name="P1"></text:p>
      <text:p text:style-name="P1"><text:s text:c="5"/>Saves the current installation settings to disk if requested</text:p>
      <text:p text:style-name="P1"><text:s text:c="5"/>and exits.</text:p>
      <text:p text:style-name="P1"></text:p>
      <text:p text:style-name="P1"></text:p>
      <text:p text:style-name="P1"/>
      <text:p text:style-name="P2">1.6 <text:s/>Getting started</text:p>
      <text:p text:style-name="P1"></text:p>
      <text:p text:style-name="P1">Several versions of the DX-Forth compiler are available:</text:p>
      <text:p text:style-name="P1"></text:p>
      <text:p text:style-name="P1">FORTH.COM <text:s text:c="5"/>The forth compiler kernel. <text:s/>It includes everything</text:p>
      <text:p text:style-name="P1"><text:s text:c="15"/>required to load and compile forth source files.</text:p>
      <text:p text:style-name="P1"></text:p>
      <text:p text:style-name="P1">FORTH-F.COM <text:s text:c="3"/>Same as FORTH.COM but includes software floating</text:p>
      <text:p text:style-name="P1"><text:s text:c="15"/>point and trigonometric functions. <text:s/>These increase</text:p>
      <text:p text:style-name="P1"><text:s text:c="15"/>the size of the kernel by approximately 2.5K.</text:p>
      <text:p text:style-name="P1"></text:p>
      <text:p text:style-name="P1">DX.COM <text:s text:c="8"/>FORTH-F.COM with the screenfile editor loaded.</text:p>
      <text:p text:style-name="P1"></text:p>
      <text:p text:style-name="P1"></text:p>
      <text:p text:style-name="P1">First enter forth by executing FORTH.COM (or FORTH-F.COM or DX.COM)</text:p>
      <text:p text:style-name="P1">from the DOS prompt e.g.</text:p>
      <text:p text:style-name="P1"></text:p>
      <text:p text:style-name="P1"><text:s text:c="5"/>A&gt; FORTH</text:p>
      <text:p text:style-name="P1"></text:p>
      <text:p text:style-name="P1">You will be greeted with DX-Forth's start-up screen showing the</text:p>
      <text:p text:style-name="P1">version number and compilation date. <text:s/>If you executed FORTH-F.COM</text:p>
      <text:p text:style-name="P1">you will also be informed that the floating point functions are</text:p>
      <text:p text:style-name="P1">available.</text:p>
      <text:p text:style-name="P1"></text:p>
      <text:p text:style-name="P1">Now type</text:p>
      <text:p text:style-name="P1"></text:p>
      <text:p text:style-name="P1"><text:s text:c="5"/>FYI</text:p>
      <text:p text:style-name="P1"></text:p>
      <text:p text:style-name="P1">"For Your Information". <text:s/>It displays information about the current</text:p>
      <text:p text:style-name="P1">forth environment including dictionary size, vocabularies, logged</text:p>
      <text:p text:style-name="P1">drive and open screenfiles.</text:p>
      <text:p text:style-name="P1"></text:p>
      <text:p text:style-name="P1">To see the names of all forth functions in the dictionary, type</text:p>
      <text:p text:style-name="P1"></text:p>
      <text:p text:style-name="P1"><text:s text:c="5"/>WORDS</text:p>
      <text:p text:style-name="P1"></text:p>
      <text:p text:style-name="P1">Press any key to stop the display or &lt;space&gt; to pause. <text:s/>If you want</text:p>
      <text:p text:style-name="P1">to see only word names that contain the sequence 'MOD' then type</text:p>
      <text:p text:style-name="P1"></text:p>
      <text:p text:style-name="P1"><text:s text:c="5"/>WORDS-LIKE MOD</text:p>
      <text:p text:style-name="P1"></text:p>
      <text:p text:style-name="P1">You will notice some words are accompanied by an attribute.</text:p>
      <text:p text:style-name="P1"></text:p>
      <text:p text:style-name="P1">'#' <text:s/>indicates the word is Immediate.</text:p>
      <text:p text:style-name="P1"></text:p>
      <text:p text:style-name="P1">'|' <text:s/>indicates the word resides in the System dictionary.</text:p>
      <text:p text:style-name="P1"></text:p>
      <text:p text:style-name="P1">Forth users will be familiar with IMMEDIATE words. <text:s/>SYSTEM words are</text:p>
      <text:p text:style-name="P1">peculiar to DX-Forth and are explained in the programming section.</text:p>
      <text:p text:style-name="P1"></text:p>
      <text:p text:style-name="P1">You can capture screen output to a printer e.g.</text:p>
      <text:p text:style-name="P1"></text:p>
      <text:p text:style-name="P1"><text:s text:c="5"/>PRINTER <text:s/>WORDS</text:p>
      <text:p text:style-name="P1"></text:p>
      <text:p text:style-name="P1">then restore output to the console with</text:p>
      <text:p text:style-name="P1"></text:p>
      <text:p text:style-name="P1"><text:s text:c="5"/>CONSOLE</text:p>
      <text:p text:style-name="P1"></text:p>
      <text:p text:style-name="P1">Adding a new function to forth's dictionary is easy. <text:s/>Let's try the</text:p>
      <text:p text:style-name="P1"><text:soft-page-break/>ubiquitous 'hello world' program. <text:s/>Type the following paying</text:p>
      <text:p text:style-name="P1">attention to the space between <text:s/>." <text:s/>and <text:s/>Hello .</text:p>
      <text:p text:style-name="P1"></text:p>
      <text:p text:style-name="P1"><text:s text:c="5"/>: HELLO-WORLD ." Hello world" ;</text:p>
      <text:p text:style-name="P1"></text:p>
      <text:p text:style-name="P1">If you make a mistake entering text you may use the backspace key</text:p>
      <text:p text:style-name="P1">&lt;BS&gt; to delete the previous character, or escape key &lt;ESC&gt; to erase</text:p>
      <text:p text:style-name="P1">the entire line.</text:p>
      <text:p text:style-name="P1"></text:p>
      <text:p text:style-name="P1">Spaces are important to forth as they distinguish elements within a</text:p>
      <text:p text:style-name="P1">forth statement. <text:s/>Forth syntax is very simple - a forth statement</text:p>
      <text:p text:style-name="P1">consists of functions or numbers separated by one or more spaces.</text:p>
      <text:p text:style-name="P1">In the example above <text:s/>: <text:s/>." <text:s/>; <text:s/>each represents a distinct forth</text:p>
      <text:p text:style-name="P1">function.</text:p>
      <text:p text:style-name="P1"></text:p>
      <text:p text:style-name="P1">You have just compiled a new function or 'word' called HELLO-WORLD.</text:p>
      <text:p text:style-name="P1">Now type</text:p>
      <text:p text:style-name="P1"></text:p>
      <text:p text:style-name="P1"><text:s text:c="5"/>WORDS</text:p>
      <text:p text:style-name="P1"></text:p>
      <text:p text:style-name="P1">This lists all words in the current vocabulary. <text:s/>&lt;SPACE&gt; may be used</text:p>
      <text:p text:style-name="P1">to pause/resume the listing or &lt;ESC&gt; to stop. <text:s/>Note that HELLO-WORLD</text:p>
      <text:p text:style-name="P1">appears at the top of the list since it was the most recent addition</text:p>
      <text:p text:style-name="P1">to the dictionary.</text:p>
      <text:p text:style-name="P1"></text:p>
      <text:p text:style-name="P1">Now execute HELLO-WORLD by typing its name. <text:s/>It should display the</text:p>
      <text:p text:style-name="P1">text</text:p>
      <text:p text:style-name="P1"></text:p>
      <text:p text:style-name="P1"><text:s text:c="5"/>Hello world</text:p>
      <text:p text:style-name="P1"></text:p>
      <text:p text:style-name="P1">Should you need to enter a quote character '"' within a quote-</text:p>
      <text:p text:style-name="P1">delimited string, this may be done by entering it twice e.g.</text:p>
      <text:p text:style-name="P1"></text:p>
      <text:p text:style-name="P1"><text:s text:c="5"/>S" this text includes ""quote"" marks" CR TYPE</text:p>
      <text:p text:style-name="P1"></text:p>
      <text:p text:style-name="P1">produces</text:p>
      <text:p text:style-name="P1"></text:p>
      <text:p text:style-name="P1"><text:s text:c="5"/>this text includes "quote" marks</text:p>
      <text:p text:style-name="P1"></text:p>
      <text:p text:style-name="P1">Removing a word from the dictionary is even easier. <text:s/>Type</text:p>
      <text:p text:style-name="P1"></text:p>
      <text:p text:style-name="P1"><text:s text:c="5"/>FORGET HELLO-WORLD</text:p>
      <text:p text:style-name="P1"></text:p>
      <text:p text:style-name="P1">This discards HELLO-WORLD ... and any forth word you defined after</text:p>
      <text:p text:style-name="P1">it! <text:s/>Use WORDS to check that HELLO-WORLD was deleted.</text:p>
      <text:p text:style-name="P1"></text:p>
      <text:p text:style-name="P1">Perhaps you would like to save HELLO-WORLD as your first turnkey DOS</text:p>
      <text:p text:style-name="P1">application. <text:s/>To do this, re-enter the HELLO-WORLD definition if you</text:p>
      <text:p text:style-name="P1">discarded it. <text:s/>Once you have tested it to make sure that it works as</text:p>
      <text:p text:style-name="P1">expected, save it to disk with</text:p>
      <text:p text:style-name="P1"></text:p>
      <text:p text:style-name="P1"><text:s text:c="5"/>TURNKEY HELLO-WORLD HELLO</text:p>
      <text:p text:style-name="P1"></text:p>
      <text:p text:style-name="P1">If you now type <text:s/>DIR <text:s/>you should see HELLO.COM in the disk directory.</text:p>
      <text:p text:style-name="P1">Note: you may optionally specify a filename with DIR. <text:s/>Wildcards are</text:p>
      <text:p text:style-name="P1">accepted e.g. DIR *.COM</text:p>
      <text:p text:style-name="P1"></text:p>
      <text:p text:style-name="P1"/>
      <text:p text:style-name="P1"/>
      <text:p text:style-name="P1"><text:soft-page-break/>Now - the most important thing you should know - how to get out of</text:p>
      <text:p text:style-name="P1">forth and back to DOS. <text:s/>Do this now by typing</text:p>
      <text:p text:style-name="P1"></text:p>
      <text:p text:style-name="P1"><text:s text:c="5"/>BYE</text:p>
      <text:p text:style-name="P1"></text:p>
      <text:p text:style-name="P1">Now that you are back in DOS you may try out your new HELLO program.</text:p>
      <text:p text:style-name="P1">You will note that HELLO.COM executable is considerably smaller in</text:p>
      <text:p text:style-name="P1">size than the FORTH.COM used to create it. <text:s/>This illustrates one of</text:p>
      <text:p text:style-name="P1">DX-Forth's features - turnkey applications may be saved without the</text:p>
      <text:p text:style-name="P1">compiler and word headers. <text:s/>The benefit is that applications take</text:p>
      <text:p text:style-name="P1">less disk space, are quicker to load, and have more free memory</text:p>
      <text:p text:style-name="P1">available to them when they execute.</text:p>
      <text:p text:style-name="P1"></text:p>
      <text:p text:style-name="P1"></text:p>
      <text:p text:style-name="P1">1.7 <text:s/>Source files</text:p>
      <text:p text:style-name="P1"></text:p>
      <text:p text:style-name="P1">Forth has traditionally used 'blocks' for mass storage. <text:s/>Blocks may</text:p>
      <text:p text:style-name="P1">hold any type of data including text. <text:s/>In DX-Forth, blocks are used</text:p>
      <text:p text:style-name="P1">primarily to store forth program source. <text:s/>Each 'screen' (the name</text:p>
      <text:p text:style-name="P1">given to blocks that hold forth text) represents 1024 bytes of data</text:p>
      <text:p text:style-name="P1">organized as 16 lines of 64 characters each. <text:s/>DX-Forth screens are</text:p>
      <text:p text:style-name="P1">saved as conventional DOS disk files and are distinguished by a .SCR</text:p>
      <text:p text:style-name="P1">filetype (some forths use .BLK as the filetype).</text:p>
      <text:p text:style-name="P1"></text:p>
      <text:p text:style-name="P1">DX-Forth also supports forth source in standard text files. <text:s/>To load</text:p>
      <text:p text:style-name="P1">and compile such a file, use:</text:p>
      <text:p text:style-name="P1"></text:p>
      <text:p text:style-name="P1"><text:s text:c="5"/>INCLUDE filename[.F]</text:p>
      <text:p text:style-name="P1"></text:p>
      <text:p text:style-name="P1">If no filetype is given then .F is assumed. <text:s/>Another form is:</text:p>
      <text:p text:style-name="P1"></text:p>
      <text:p text:style-name="P1"><text:s text:c="5"/>S" filename[.F]" INCLUDED <text:s/>( Forth-94 Standard )</text:p>
      <text:p text:style-name="P1"></text:p>
      <text:p text:style-name="P1">Forth source files (text or screen) may be nested to the default</text:p>
      <text:p text:style-name="P1">maximum of 6.</text:p>
      <text:p text:style-name="P1"></text:p>
      <text:p text:style-name="P1"></text:p>
      <text:p text:style-name="P1">1.8 <text:s/>Screen editor</text:p>
      <text:p text:style-name="P1"></text:p>
      <text:p text:style-name="P1">Screen files require a special text editor. <text:s/>DX-Forth includes such</text:p>
      <text:p text:style-name="P1">an editor in the form of EDITOR.SCR. <text:s/>The editor is automatically</text:p>
      <text:p text:style-name="P1">loaded and run by FORTH.COM or FORTH-F.COM by typing</text:p>
      <text:p text:style-name="P1"></text:p>
      <text:p text:style-name="P1"><text:s text:c="5"/>n EDIT</text:p>
      <text:p text:style-name="P1"></text:p>
      <text:p text:style-name="P1">where n is the screen number to be edited. <text:s/>If n is omitted and the</text:p>
      <text:p text:style-name="P1">data stack is empty then the editor will use the last LISTed, or if</text:p>
      <text:p text:style-name="P1">an error occured, the screen that caused the error.</text:p>
      <text:p text:style-name="P1"></text:p>
      <text:p text:style-name="P1">NOTE: The full-screen editor requires FORTH.COM (or FORTH-F.COM) be</text:p>
      <text:p text:style-name="P1">properly installed for your terminal (see section 5) as it makes use</text:p>
      <text:p text:style-name="P1">of the clear-screen, clear to end-of-line and cursor motion terminal</text:p>
      <text:p text:style-name="P1">codes.</text:p>
      <text:p text:style-name="P1"></text:p>
      <text:p text:style-name="P1">If you have a slow computer or are working from a floppy disk then</text:p>
      <text:p text:style-name="P1">it will be convenient to save a version of forth where the editor is</text:p>
      <text:p text:style-name="P1">permanently loaded. <text:s/>Let's do this now.</text:p>
      <text:p text:style-name="P1"></text:p>
      <text:p text:style-name="P1">From the DOS prompt, load forth and open EDITOR.SCR</text:p>
      <text:p text:style-name="P1"><text:soft-page-break/></text:p>
      <text:p text:style-name="P1"><text:s text:c="5"/>A&gt;FORTH-F EDITOR <text:s/>( if no filetype is given .SCR is assumed )</text:p>
      <text:p text:style-name="P1"></text:p>
      <text:p text:style-name="P1">Forth will boot-up with the message 'Using EDITOR.SCR'. <text:s/>Alternately,</text:p>
      <text:p text:style-name="P1">open EDITOR.SCR from within forth with</text:p>
      <text:p text:style-name="P1"></text:p>
      <text:p text:style-name="P1"><text:s text:c="5"/>USING EDITOR</text:p>
      <text:p text:style-name="P1"></text:p>
      <text:p text:style-name="P1">In DX-FORTH the most recently opened screenfile is termed the</text:p>
      <text:p text:style-name="P1">'current' file and all screen and block commands operate on it.</text:p>
      <text:p text:style-name="P1">CLOSE closes the 'current' screenfile. <text:s/>SWAP-FILE permits users</text:p>
      <text:p text:style-name="P1">to switch between two open screenfiles.</text:p>
      <text:p text:style-name="P1"></text:p>
      <text:p text:style-name="P1">Once EDITOR.SCR has been opened, you may view the contents of the</text:p>
      <text:p text:style-name="P1">file with the LIST command. <text:s/>0 LIST <text:s/>displays screen 0, <text:s/>1 LIST</text:p>
      <text:p text:style-name="P1">displays screen 1 etc. <text:s/>The following shortcuts are provided:</text:p>
      <text:p text:style-name="P1"></text:p>
      <text:p text:style-name="P1"><text:s text:c="3"/>L <text:s/>( -- ) <text:s text:c="2"/>(L)ist the current screen</text:p>
      <text:p text:style-name="P1"><text:s text:c="3"/>N <text:s/>( -- ) <text:s text:c="2"/>list the (N)ext screen</text:p>
      <text:p text:style-name="P1"><text:s text:c="3"/>B <text:s/>( -- ) <text:s text:c="2"/>list the previous screen i.e. (B)ack</text:p>
      <text:p text:style-name="P1"></text:p>
      <text:p text:style-name="P1">Line 0 of each screen is called the index line and it traditionally</text:p>
      <text:p text:style-name="P1">contains a comment indicating the contents of the screen. <text:s/>Typing</text:p>
      <text:p text:style-name="P1"></text:p>
      <text:p text:style-name="P1"><text:s text:c="5"/>0 QX</text:p>
      <text:p text:style-name="P1"></text:p>
      <text:p text:style-name="P1">displays a 'quick index' of 60 screens starting at 0.</text:p>
      <text:p text:style-name="P1"></text:p>
      <text:p text:style-name="P1">To list screens to a printer one could use</text:p>
      <text:p text:style-name="P1"></text:p>
      <text:p text:style-name="P1"><text:s text:c="5"/>PRINTER <text:s/>0 LIST <text:s/>1 LIST <text:s/>2 LIST <text:s/>CONSOLE</text:p>
      <text:p text:style-name="P1"></text:p>
      <text:p text:style-name="P1">or more simply</text:p>
      <text:p text:style-name="P1"></text:p>
      <text:p text:style-name="P1"><text:s text:c="5"/>0 2 SHOW</text:p>
      <text:p text:style-name="P1"></text:p>
      <text:p text:style-name="P1">which prints screens 0 to 2 at three screens per page.</text:p>
      <text:p text:style-name="P1"></text:p>
      <text:p text:style-name="P1">To print all the screens in a source file, type</text:p>
      <text:p text:style-name="P1"></text:p>
      <text:p text:style-name="P1"><text:s text:c="5"/>LISTING</text:p>
      <text:p text:style-name="P1"></text:p>
      <text:p text:style-name="P1">Now compile the editor into the dictionary with</text:p>
      <text:p text:style-name="P1"></text:p>
      <text:p text:style-name="P1"><text:s text:c="5"/>1 LOAD</text:p>
      <text:p text:style-name="P1"></text:p>
      <text:p text:style-name="P1">Once loading has completed, typing WORDS will show new commands have</text:p>
      <text:p text:style-name="P1">been added to the dictionary. <text:s/>In addition, FYI reveals some system</text:p>
      <text:p text:style-name="P1">memory has been consumed and there is now a new vocabulary in addition</text:p>
      <text:p text:style-name="P1">to FORTH - the EDITOR vocabulary. <text:s/>If you are curious to see what is</text:p>
      <text:p text:style-name="P1">in the EDITOR vocabulary, type</text:p>
      <text:p text:style-name="P1"></text:p>
      <text:p text:style-name="P1"><text:s text:c="5"/>EDITOR WORDS</text:p>
      <text:p text:style-name="P1"></text:p>
      <text:p text:style-name="P1">Now that the editor has been loaded, let's make it permanent by saving</text:p>
      <text:p text:style-name="P1">it and the current contents of the forth dictionary as a new executable</text:p>
      <text:p text:style-name="P1"></text:p>
      <text:p text:style-name="P1"><text:s text:c="5"/>SAVE DX.COM <text:s/>( if no filetype is given .COM is assumed )</text:p>
      <text:p text:style-name="P1"></text:p>
      <text:p text:style-name="P1"><text:soft-page-break/>(Note: The supplied executable DX.COM has the screen editor preloaded</text:p>
      <text:p text:style-name="P1">so you may omit the above step.)</text:p>
      <text:p text:style-name="P1"></text:p>
      <text:p text:style-name="P1">For details on using the editor, refer to the EDITOR.TXT documentation</text:p>
      <text:p text:style-name="P1">file.</text:p>
      <text:p text:style-name="P1"></text:p>
      <text:p text:style-name="P1"></text:p>
      <text:p text:style-name="P1">1.9 <text:s/>Command-line interface</text:p>
      <text:p text:style-name="P1"></text:p>
      <text:p text:style-name="P1">DX-Forth allows file opening and command processing from the DOS command</text:p>
      <text:p text:style-name="P1">line. <text:s/>The syntax is:</text:p>
      <text:p text:style-name="P1"></text:p>
      <text:p text:style-name="P1"><text:s text:c="5"/>A:&gt; FORTH <text:s/>item1 item2 ... itemn</text:p>
      <text:p text:style-name="P1"></text:p>
      <text:p text:style-name="P1">where:</text:p>
      <text:p text:style-name="P1"></text:p>
      <text:p text:style-name="P1"><text:s text:c="3"/>item1 <text:s text:c="10"/>filename to be opened (assumed suffix is .SCR)</text:p>
      <text:p text:style-name="P1"><text:s text:c="3"/>item2...itemn <text:s text:c="2"/>forth command(s) to be executed</text:p>
      <text:p text:style-name="P1"></text:p>
      <text:p text:style-name="P1">Once the command sequence is completed, the DX-Forth sign-on message</text:p>
      <text:p text:style-name="P1">appears and control passes to the user.</text:p>
      <text:p text:style-name="P1"></text:p>
      <text:p text:style-name="P1">To bypass file opening, replace item1 with a '-' character.</text:p>
      <text:p text:style-name="P1"></text:p>
      <text:p text:style-name="P1">Including BYE at the end of the command sequence will cause an immediate</text:p>
      <text:p text:style-name="P1">return to DOS. <text:s/>This can be very useful and allows use of the forth</text:p>
      <text:p text:style-name="P1">compiler within DOS batch files.</text:p>
      <text:p text:style-name="P1"></text:p>
      <text:p text:style-name="P1"></text:p>
      <text:p text:style-name="P1">1.10 <text:s/>Machine code assembler</text:p>
      <text:p text:style-name="P1"></text:p>
      <text:p text:style-name="P1">Although threaded-code forth generates code that is compact and quite</text:p>
      <text:p text:style-name="P1">fast - up to 10 times faster than interpreted BASIC - there may be</text:p>
      <text:p text:style-name="P1">occasion when the full speed of machine code is required.</text:p>
      <text:p text:style-name="P1"></text:p>
      <text:p text:style-name="P1">The assembler provided with DX-Forth allows writing of forth 'code'</text:p>
      <text:p text:style-name="P1">words. <text:s/>Code words are simply machine language routines that end with</text:p>
      <text:p text:style-name="P1">a jump to NEXT. <text:s/>Documentation for the assembler may be found in the</text:p>
      <text:p text:style-name="P1">file ASM.TXT.</text:p>
      <text:p text:style-name="P1"></text:p>
      <text:p text:style-name="P1"></text:p>
      <text:p text:style-name="P1">1.11 <text:s/>Increasing System space</text:p>
      <text:p text:style-name="P1"></text:p>
      <text:p text:style-name="P1">The FORTH and FORTH-F executables are supplied with tools and assembler</text:p>
      <text:p text:style-name="P1">installed. <text:s/>If either are not required, the System dictionary space may</text:p>
      <text:p text:style-name="P1">be increased accordingly. <text:s/>To facilitate this, two marker words are</text:p>
      <text:p text:style-name="P1">provided:</text:p>
      <text:p text:style-name="P1"></text:p>
      <text:p text:style-name="P1"><text:s/>-TOOLS <text:s/>removes the tools and all subsequent words.</text:p>
      <text:p text:style-name="P1"><text:s/>-ASM <text:s text:c="3"/>removes the assembler and all subsequently defined words.</text:p>
      <text:p text:style-name="P1"></text:p>
      <text:p text:style-name="P1">E.g. To remove TOOLS type the following:</text:p>
      <text:p text:style-name="P1"></text:p>
      <text:p text:style-name="P1"><text:s text:c="5"/>CHECKING OFF <text:s/>FORGET -TOOLS <text:s/>CHECKING ON</text:p>
      <text:p text:style-name="P1"></text:p>
      <text:p text:style-name="P1">1.12 <text:s/>Further suggestions</text:p>
      <text:p text:style-name="P1"></text:p>
      <text:p text:style-name="P1">If you have worked your way through the previous sections - you now</text:p>
      <text:p text:style-name="P1">know how to look around DX-Forth, list and compile forth screen files,</text:p>
      <text:p text:style-name="P1"><text:soft-page-break/>save new versions of forth and create turnkey applications.</text:p>
      <text:p text:style-name="P1"></text:p>
      <text:p text:style-name="P1">If this is your first encounter with forth, I hope this brief tour</text:p>
      <text:p text:style-name="P1">through DX-Forth will encourage you to look further. <text:s/>Get a book on</text:p>
      <text:p text:style-name="P1">forth and learn it - forth really is EASY!</text:p>
      <text:p text:style-name="P1"></text:p>
      <text:p text:style-name="P1">The best way to learn forth (or any language) is by studying examples.</text:p>
      <text:p text:style-name="P1">Several simple applications have been provided with DX-Forth. <text:s/>When</text:p>
      <text:p text:style-name="P1">you encounter a forth word with which you are unfamiliar, find its</text:p>
      <text:p text:style-name="P1">definition in the Forth-94 Standard (draft version freely available</text:p>
      <text:p text:style-name="P1">on the internet) or the DX-Forth glossary if not a Standard word.</text:p>
      <text:p text:style-name="P1"></text:p>
      <text:p text:style-name="P1">A sample filecopy program FCOPY is provided in source form. <text:s/>As well</text:p>
      <text:p text:style-name="P1">as illustrating a complete forth application, it also serves as a</text:p>
      <text:p text:style-name="P1">primer on using DX-Forth's file functions. <text:s/>It will show you how to:</text:p>
      <text:p text:style-name="P1"></text:p>
      <text:p text:style-name="P1"><text:s text:c="2"/>get arguments from the DOS command line</text:p>
      <text:p text:style-name="P1"><text:s text:c="2"/>create file-handles and assign file-buffers</text:p>
      <text:p text:style-name="P1"><text:s text:c="2"/>open disk files</text:p>
      <text:p text:style-name="P1"><text:s text:c="2"/>read data from a disk file</text:p>
      <text:p text:style-name="P1"><text:s text:c="2"/>write data to a disk file</text:p>
      <text:p text:style-name="P1"><text:s text:c="2"/>close disk files</text:p>
      <text:p text:style-name="P1"><text:s text:c="2"/>handle errors</text:p>
      <text:p text:style-name="P1"></text:p>
      <text:p text:style-name="P1">Routines may be extracted for your own use or the entire program can</text:p>
      <text:p text:style-name="P1">serve as the basis for a more complex one.</text:p>
      <text:p text:style-name="P1"></text:p>
      <text:p text:style-name="P1">NEWAPP.SCR is a skeletal program that allows users to quickly develop</text:p>
      <text:p text:style-name="P1">DOS applications. <text:s/>Using DOSLIB.SCR it provides access to DOS functions</text:p>
      <text:p text:style-name="P1">and routine tasks such as command-line parsing and buffered I/O. <text:s/>See</text:p>
      <text:p text:style-name="P1">NEWAPP.TXT for details.</text:p>
      <text:p text:style-name="P1"></text:p>
      <text:p text:style-name="P1"></text:p>
      <text:p text:style-name="P1">1.13 <text:s/>Error messages</text:p>
      <text:p text:style-name="P1"></text:p>
      <text:p text:style-name="P1">Compiler error messages</text:p>
      <text:p text:style-name="P1">-----------------------</text:p>
      <text:p text:style-name="P1">"block out of range" <text:s text:c="9"/>Attempt to access a block past end of</text:p>
      <text:p text:style-name="P1"><text:s text:c="30"/>file.</text:p>
      <text:p text:style-name="P1">"block r/w error" <text:s text:c="12"/>Error encountered during a block read or</text:p>
      <text:p text:style-name="P1"><text:s text:c="30"/>write operation.</text:p>
      <text:p text:style-name="P1">"no file open" <text:s text:c="15"/>File operation was requested but no file</text:p>
      <text:p text:style-name="P1"><text:s text:c="30"/>was open.</text:p>
      <text:p text:style-name="P1">"can't open file" <text:s text:c="12"/>File not found or write-protected.</text:p>
      <text:p text:style-name="P1">"can't create file" <text:s text:c="10"/>Existing file write-protected or disk full.</text:p>
      <text:p text:style-name="P1">"can't delete file" <text:s text:c="10"/>File not found or write-protected.</text:p>
      <text:p text:style-name="P1">"can't resize file" <text:s text:c="10"/>File not found or write-protected.</text:p>
      <text:p text:style-name="P1">"can't rename file" <text:s text:c="10"/>File exists, not found or write-protected.</text:p>
      <text:p text:style-name="P1">"can't save file" <text:s text:c="12"/>Error occurred during save (probably disk</text:p>
      <text:p text:style-name="P1"><text:s text:c="30"/>full).</text:p>
      <text:p text:style-name="P1">"compilation only" <text:s text:c="11"/>Use only during compilation.</text:p>
      <text:p text:style-name="P1">"execution only" <text:s text:c="13"/>Use only during execution.</text:p>
      <text:p text:style-name="P1">"loading only" <text:s text:c="15"/>Use only during loading.</text:p>
      <text:p text:style-name="P1">"definition unbalanced" <text:s text:c="6"/>Definition is not properly formed e.g.</text:p>
      <text:p text:style-name="P1"><text:s text:c="30"/>conditional statements (IF ELSE THEN etc)</text:p>
      <text:p text:style-name="P1"><text:s text:c="30"/>were incorrectly used or the data stack level</text:p>
      <text:p text:style-name="P1"><text:s text:c="30"/>changed.</text:p>
      <text:p text:style-name="P1">"is protected" <text:s text:c="15"/>Word is located in protected dictionary.</text:p>
      <text:p text:style-name="P1">"is alias" <text:s text:c="19"/>Operation on alias not allowed e.g. FORGET.</text:p>
      <text:p text:style-name="P1"><text:soft-page-break/>"invalid name" <text:s text:c="15"/>Word name length outside the range 1 to 31</text:p>
      <text:p text:style-name="P1"><text:s text:c="30"/>characters.</text:p>
      <text:p text:style-name="P1">"specify filename" <text:s text:c="11"/>A filename is required but none was given.</text:p>
      <text:p text:style-name="P1">"too many files" <text:s text:c="13"/>Exceeded maximum number of open source files.</text:p>
      <text:p text:style-name="P1">"is redefined" <text:s text:c="15"/>Definition with the same name already exists.</text:p>
      <text:p text:style-name="P1"><text:s text:c="30"/>Note: this is a warning - not an error.</text:p>
      <text:p text:style-name="P1">"is system" <text:s text:c="18"/>A System word is being compiled into the</text:p>
      <text:p text:style-name="P1"><text:s text:c="30"/>Application dictionary. See section 2.2</text:p>
      <text:p text:style-name="P1"><text:s text:c="30"/>Note: aliases will be displayed using the</text:p>
      <text:p text:style-name="P1"><text:s text:c="30"/>primary name.</text:p>
      <text:p text:style-name="P1">"is undefined" <text:s text:c="15"/>Word could not be found in the dictionary</text:p>
      <text:p text:style-name="P1"><text:s text:c="30"/>using the current search order, or was not</text:p>
      <text:p text:style-name="P1"><text:s text:c="30"/>a valid number.</text:p>
      <text:p text:style-name="P1">"no header space" <text:s text:c="12"/>Header dictionary full.</text:p>
      <text:p text:style-name="P1">"stack?" <text:s text:c="21"/>Data stack under/overflow.</text:p>
      <text:p text:style-name="P1">"r-stack?" <text:s text:c="19"/>Return stack under/overflow.</text:p>
      <text:p text:style-name="P1">"f-stack?" <text:s text:c="19"/>Floating point stack under/overflow.</text:p>
      <text:p text:style-name="P1">"invalid vocabulary" <text:s text:c="9"/>Word is not a vocabulary or its use is not</text:p>
      <text:p text:style-name="P1"><text:s text:c="30"/>permitted in the current context.</text:p>
      <text:p text:style-name="P1"></text:p>
      <text:p text:style-name="P1">Run-time error messages</text:p>
      <text:p text:style-name="P1">-----------------------</text:p>
      <text:p text:style-name="P1">Apart from those listed below, DX-Forth does not perform run-time error</text:p>
      <text:p text:style-name="P1">checking. <text:s/>It is the responsibility of the application programmer to</text:p>
      <text:p text:style-name="P1">include error checking appropriate to the task.</text:p>
      <text:p text:style-name="P1"></text:p>
      <text:p text:style-name="P1">"numeric buffer overflow" <text:s text:c="4"/>The string being built in the pictured numeric</text:p>
      <text:p text:style-name="P1"><text:s text:c="30"/>output buffer exceeded the buffer size.</text:p>
      <text:p text:style-name="P1">"undefined vector" <text:s text:c="11"/>A DEFERed word was defined but never</text:p>
      <text:p text:style-name="P1"><text:s text:c="30"/>initialized with IS.</text:p>
      <text:p text:style-name="P1">"exception = [n]" <text:s text:c="12"/>Exception error code n was executed. See</text:p>
      <text:p text:style-name="P1"><text:s text:c="30"/>section 2.12 for a list of system and DOS</text:p>
      <text:p text:style-name="P1"><text:s text:c="30"/>codes. Application-defined error codes are</text:p>
      <text:p text:style-name="P1"><text:s text:c="30"/>typically represented by a positive number.</text:p>
      <text:p text:style-name="P1">"no data space" <text:s text:c="14"/>Data space or dictionary full.</text:p>
      <text:p text:style-name="P1">"not enough RAM" <text:s text:c="13"/>Insufficient DOS memory.</text:p>
      <text:p text:style-name="P1">"wrong DOS version" <text:s text:c="10"/>Requires DOS version 2.x or later.</text:p>
      <text:p text:style-name="P1"></text:p>
      <text:p text:style-name="P1">Assembler error messages</text:p>
      <text:p text:style-name="P1">------------------------</text:p>
      <text:p text:style-name="P1">"definition unbalanced" <text:s text:c="6"/>Definition is not properly formed.</text:p>
      <text:p text:style-name="P1">"duplicate label" <text:s text:c="12"/>Label number was previously used.</text:p>
      <text:p text:style-name="P1">"execution only" <text:s text:c="13"/>Word may be used only during execution.</text:p>
      <text:p text:style-name="P1">"invalid label" <text:s text:c="14"/>Incorrect label number or too many labels</text:p>
      <text:p text:style-name="P1"><text:s text:c="30"/>used.</text:p>
      <text:p text:style-name="P1">"branch out of range" <text:s text:c="8"/>Exceeded the range of a short relative</text:p>
      <text:p text:style-name="P1"><text:s text:c="30"/>branch (128 bytes).</text:p>
      <text:p text:style-name="P1">"too many references" <text:s text:c="8"/>Exceeded the maximum number of forward</text:p>
      <text:p text:style-name="P1"><text:s text:c="30"/>references to labels.</text:p>
      <text:p text:style-name="P1">"unresolved reference" <text:s text:c="7"/>A label was referenced but never defined.</text:p>
      <text:p text:style-name="P1"></text:p>
      <text:p text:style-name="P1"></text:p>
      <text:p text:style-name="P1"/>
      <text:p text:style-name="P2">2. <text:s/>Programming reference</text:p>
      <text:p text:style-name="P1"></text:p>
      <text:p text:style-name="P1">This section contains programming and technical information specific</text:p>
      <text:p text:style-name="P1">to DX-Forth.</text:p>
      <text:p text:style-name="P1"></text:p>
      <text:p text:style-name="P1"></text:p>
      <text:p text:style-name="P1">2.1 <text:s/>File system</text:p>
      <text:p text:style-name="P1"></text:p>
      <text:p text:style-name="P1">DX-Forth uses ANS FORTH disk file management.</text:p>
      <text:p text:style-name="P1"></text:p>
      <text:p text:style-name="P1">The maximum number of open files is 10. <text:s/>If more file handles are</text:p>
      <text:p text:style-name="P1">needed the number may be increased as follows e.g.</text:p>
      <text:p text:style-name="P1"></text:p>
      <text:p text:style-name="P1"><text:s text:c="10"/>20 TO #FCB <text:s/>COLD</text:p>
      <text:p text:style-name="P1"></text:p>
      <text:p text:style-name="P1">This will change the maximum number of handles to 20.</text:p>
      <text:p text:style-name="P1"></text:p>
      <text:p text:style-name="P1"></text:p>
      <text:p text:style-name="P1">2.2 <text:s/>Application and System words</text:p>
      <text:p text:style-name="P1"></text:p>
      <text:p text:style-name="P1">When a word is compiled into DX-Forth, it added to either the</text:p>
      <text:p text:style-name="P1">Application dictionary or the System dictionary.</text:p>
      <text:p text:style-name="P1"></text:p>
      <text:p text:style-name="P1">The above implies that DX-Forth uses two dictionaries. <text:s/>In actuality,</text:p>
      <text:p text:style-name="P1">there is only one dictionary physically divided into two parts. <text:s/>It</text:p>
      <text:p text:style-name="P1">is this physical partitioning that enables DX-Forth to generate small</text:p>
      <text:p text:style-name="P1">turnkey applications, free of compiler overhead.</text:p>
      <text:p text:style-name="P1"></text:p>
      <text:p text:style-name="P1">Executing the words APPLICATION or SYSTEM causes all subsequent</text:p>
      <text:p text:style-name="P1">definitions to be compiled into the corresponding dictionary segment.</text:p>
      <text:p text:style-name="P1">The word FYI shows the current compilation dictionary and statistics.</text:p>
      <text:p text:style-name="P1"></text:p>
      <text:p text:style-name="P1">The 'application' dictionary contains words (less their headers) that</text:p>
      <text:p text:style-name="P1">are available for use by either TURNKEY applications or by the forth</text:p>
      <text:p text:style-name="P1">compiler.</text:p>
      <text:p text:style-name="P1"></text:p>
      <text:p text:style-name="P1">The 'system' dictionary contains words that are used exclusively by the</text:p>
      <text:p text:style-name="P1">forth compiler. <text:s/>Headers of forth words are located in their own</text:p>
      <text:p text:style-name="P1">segment. <text:s/>System words and headers are NOT saved during the generation</text:p>
      <text:p text:style-name="P1">of TURNKEY applications.</text:p>
      <text:p text:style-name="P1"></text:p>
      <text:p text:style-name="P1">To see which words are System or Application, type WORDS. <text:s/>If the word</text:p>
      <text:p text:style-name="P1">is displayed with a '|' attribute, then it resides in the System</text:p>
      <text:p text:style-name="P1">dictionary otherwise it resides in the Application dictionary.</text:p>
      <text:p text:style-name="P1"></text:p>
      <text:p text:style-name="P1">Compiling SYSTEM words</text:p>
      <text:p text:style-name="P1"></text:p>
      <text:p text:style-name="P1">Under no circumstances should an application compiled with TURNKEY be</text:p>
      <text:p text:style-name="P1">allowed to execute a System word. <text:s/>Attempting to do so will result in</text:p>
      <text:p text:style-name="P1">unpredictable behaviour and failure of the application.</text:p>
      <text:p text:style-name="P1"></text:p>
      <text:p text:style-name="P1">To assist users from inadvertently compiling System words into TURNKEY</text:p>
      <text:p text:style-name="P1">applications, DX-Forth will issue a warning message should this be</text:p>
      <text:p text:style-name="P1">attempted (assuming WARNING has not been disabled).</text:p>
      <text:p text:style-name="P1"></text:p>
      <text:p text:style-name="P1">Applications saved with TURNKEY-SYSTEM may safely ignore System warnings</text:p>
      <text:p text:style-name="P1">as the entire forth dictionary including compiler and headers is saved.</text:p>
      <text:p text:style-name="P1"></text:p>
      <text:p text:style-name="P1">Spurious SYSTEM warnings</text:p>
      <text:p text:style-name="P1"><text:soft-page-break/></text:p>
      <text:p text:style-name="P1">It is possible to receive a System warning message that is neither an</text:p>
      <text:p text:style-name="P1">error condition, nor results in failure of the turnkey application.</text:p>
      <text:p text:style-name="P1">Typically it occurs during the compilation of defining words e.g.</text:p>
      <text:p text:style-name="P1"></text:p>
      <text:p text:style-name="P1"><text:s text:c="3"/>APPLICATION <text:s/>WARNING ON</text:p>
      <text:p text:style-name="P1"></text:p>
      <text:p text:style-name="P1"><text:s text:c="3"/>: BYTE-CONSTANT</text:p>
      <text:p text:style-name="P1"><text:s text:c="5"/>CREATE C, <text:s/>DOES&gt; C@ <text:s/>;</text:p>
      <text:p text:style-name="P1"></text:p>
      <text:p text:style-name="P1">Compiling the above causes the following message to appear</text:p>
      <text:p text:style-name="P1"></text:p>
      <text:p text:style-name="P1"><text:s text:c="3"/>"CREATE is system <text:s/>C, is system <text:s/>(;CODE) is system"</text:p>
      <text:p text:style-name="P1"></text:p>
      <text:p text:style-name="P1">DX-Forth is warning the user that words CREATE C, (;CODE) are System</text:p>
      <text:p text:style-name="P1">words and are being compiled into the Application dictionary.</text:p>
      <text:p text:style-name="P1"></text:p>
      <text:p text:style-name="P1">The reason this will NOT cause the application to fail is that the</text:p>
      <text:p text:style-name="P1">words between CREATE and DOES&gt; inclusive represent the "compiling" part</text:p>
      <text:p text:style-name="P1">of the defining word. <text:s/>This part is executed only during compilation</text:p>
      <text:p text:style-name="P1">- never when the application is run.</text:p>
      <text:p text:style-name="P1"></text:p>
      <text:p text:style-name="P1">To disable spurious System warning messages one may use WARNING OFF or</text:p>
      <text:p text:style-name="P1">precede the offending definition with -? which will turn off WARNING</text:p>
      <text:p text:style-name="P1">for that definition only.</text:p>
      <text:p text:style-name="P1"></text:p>
      <text:p text:style-name="P1">Tip: For an alternative way of creating defining words which avoids the</text:p>
      <text:p text:style-name="P1">peculiarities of CREATE ... DOES&gt; see BUILD in the glossary.</text:p>
      <text:p text:style-name="P1"></text:p>
      <text:p text:style-name="P1"></text:p>
      <text:p text:style-name="P1">2.3 <text:s/>Executing applications</text:p>
      <text:p text:style-name="P1"></text:p>
      <text:p text:style-name="P1">Applications can often be fully tested and debugged from within the</text:p>
      <text:p text:style-name="P1">forth environment. <text:s/>However when they are eventually TURNKEYed and</text:p>
      <text:p text:style-name="P1">executed from the DOS command-line, there will be differences of which</text:p>
      <text:p text:style-name="P1">the programmer should be aware:</text:p>
      <text:p text:style-name="P1"></text:p>
      <text:p text:style-name="P1"><text:s/>- The amount of unused memory available to an application will vary</text:p>
      <text:p text:style-name="P1"><text:s text:c="3"/>depending on whether it is run from within forth or from the DOS</text:p>
      <text:p text:style-name="P1"><text:s text:c="3"/>command-line. <text:s/>UNUSED may be used by applications to determine how</text:p>
      <text:p text:style-name="P1"><text:s text:c="3"/>much free memory is currently available.</text:p>
      <text:p text:style-name="P1"></text:p>
      <text:p text:style-name="P1"><text:s/>- The memory region at $5C and $80 (DOS default FCB and DMA buffer) is</text:p>
      <text:p text:style-name="P1"><text:s text:c="3"/>overwritten by the forth compiler during DIR, RENAME, INCLUDE etc.</text:p>
      <text:p text:style-name="P1"><text:s text:c="3"/>Otherwise, this region is unaffected and may be used by turnkey</text:p>
      <text:p text:style-name="P1"><text:s text:c="3"/>applications to interrogate the DOS command-line.</text:p>
      <text:p text:style-name="P1"></text:p>
      <text:p text:style-name="P1"><text:s/>- Functions INIT-VIDEO and EXIT-VIDEO are not automatically executed</text:p>
      <text:p text:style-name="P1"><text:s text:c="3"/>by TURNKEY applications.</text:p>
      <text:p text:style-name="P1"></text:p>
      <text:p text:style-name="P1"></text:p>
      <text:p text:style-name="P1">2.4 <text:s/>No Warm-Boot option</text:p>
      <text:p text:style-name="P1"></text:p>
      <text:p text:style-name="P1">DX-Forth and turnkey applications automatically perform a warm-boot</text:p>
      <text:p text:style-name="P1">(BDOS function 0) on exit. <text:s/>The allows all the available TPA memory</text:p>
      <text:p text:style-name="P1">to be used by the program but has the disadvantage that the CP/M</text:p>
      <text:p text:style-name="P1">Console Command Processor must be reloaded on exit. <text:s/>If this is not</text:p>
      <text:p text:style-name="P1">desired, the NO WARMBOOT option may be enabled by changing the byte</text:p>
      <text:p text:style-name="P1">at address location 272 (0110h) to a non-zero value, or by using the</text:p>
      <text:p text:style-name="P1"><text:soft-page-break/>INSTALL program.</text:p>
      <text:p text:style-name="P1"></text:p>
      <text:p text:style-name="P1">NOTE: Enabling NO WARMBOOT reduces the amount of free memory.</text:p>
      <text:p text:style-name="P1">Turnkey applications will have 2K bytes less free memory and the</text:p>
      <text:p text:style-name="P1">DX-Forth compiler will have 2K bytes less System memory.</text:p>
      <text:p text:style-name="P1"></text:p>
      <text:p text:style-name="P1"></text:p>
      <text:p text:style-name="P1">2.5 <text:s/>User Patch area</text:p>
      <text:p text:style-name="P1"></text:p>
      <text:p text:style-name="P1">A user patch area consisting of five bytes has been reserved</text:p>
      <text:p text:style-name="P1">exclusively for use by applications.</text:p>
      <text:p text:style-name="P1"></text:p>
      <text:p text:style-name="P1">User Patch <text:s text:c="4"/>Address</text:p>
      <text:p text:style-name="P1">---------- <text:s text:c="4"/>-------</text:p>
      <text:p text:style-name="P1"><text:s text:c="4"/>1 <text:s text:c="9"/>267 (010Bh)</text:p>
      <text:p text:style-name="P1"><text:s text:c="4"/>2 <text:s text:c="9"/>268 (010Ch)</text:p>
      <text:p text:style-name="P1"><text:s text:c="4"/>3 <text:s text:c="9"/>269 (010Dh)</text:p>
      <text:p text:style-name="P1"><text:s text:c="4"/>4 <text:s text:c="9"/>270 (010Eh)</text:p>
      <text:p text:style-name="P1"><text:s text:c="4"/>5 <text:s text:c="9"/>271 (010Fh)</text:p>
      <text:p text:style-name="P1"></text:p>
      <text:p text:style-name="P1">This area may be used for any purpose by an application. <text:s/>Possible</text:p>
      <text:p text:style-name="P1">uses include:</text:p>
      <text:p text:style-name="P1"></text:p>
      <text:p text:style-name="P1"><text:s text:c="2"/>- hardwiring an application program's options or configuration.</text:p>
      <text:p text:style-name="P1"><text:s text:c="2"/>- contain the address of a user's D-A port address.</text:p>
      <text:p text:style-name="P1"></text:p>
      <text:p text:style-name="P1"></text:p>
      <text:p text:style-name="P1">2.6 <text:s/>Overlays</text:p>
      <text:p text:style-name="P1"></text:p>
      <text:p text:style-name="P1">As DX-Forth resides in a single 64K segment including headers, there</text:p>
      <text:p text:style-name="P1">will be a limit on the size of applications that may be compiled. <text:s/>If</text:p>
      <text:p text:style-name="P1">larger applications are needed this can often be achieved with overlays.</text:p>
      <text:p text:style-name="P1"></text:p>
      <text:p text:style-name="P1">Using overlays will require a little more planning of the application.</text:p>
      <text:p text:style-name="P1">Some important aspects the programmer must consider are listed below.</text:p>
      <text:p text:style-name="P1"></text:p>
      <text:p text:style-name="P1"><text:s/>- The resident part of the program must ensure that the correct overlay</text:p>
      <text:p text:style-name="P1"><text:s text:c="3"/>is in memory before executing an overlay word.</text:p>
      <text:p text:style-name="P1"></text:p>
      <text:p text:style-name="P1"><text:s/>- An overlay must not execute words that exist in other overlays.</text:p>
      <text:p text:style-name="P1"></text:p>
      <text:p text:style-name="P1"><text:s/>- An overlay must not execute words in the resident part, which in</text:p>
      <text:p text:style-name="P1"><text:s text:c="3"/>turn, execute words in a different overlay.</text:p>
      <text:p text:style-name="P1"></text:p>
      <text:p text:style-name="P1">See OVERLAY.SCR for a demonstration of a simple overlay system.</text:p>
      <text:p text:style-name="P1"></text:p>
      <text:p text:style-name="P1"></text:p>
      <text:p text:style-name="P1">2.7 <text:s/>Multitasking</text:p>
      <text:p text:style-name="P1"></text:p>
      <text:p text:style-name="P1">A co-operative 'round robin' multi-tasker is provided with DX-Forth.</text:p>
      <text:p text:style-name="P1">It permits an application to have several tasks run concurrently.</text:p>
      <text:p text:style-name="P1"></text:p>
      <text:p text:style-name="P1">Refer to the multitasker documentation MULTI.TXT and the source file</text:p>
      <text:p text:style-name="P1">MULTI.SCR for further details.</text:p>
      <text:p text:style-name="P1"></text:p>
      <text:p text:style-name="P1"></text:p>
      <text:p text:style-name="P1">2.8 <text:s/>User variables</text:p>
      <text:p text:style-name="P1"></text:p>
      <text:p text:style-name="P1">In common with most forth systems, DX-Forth has 'user' variables. <text:s/>User</text:p>
      <text:p text:style-name="P1"><text:soft-page-break/>variables occupy a common region in memory. <text:s/>They hold various system</text:p>
      <text:p text:style-name="P1">and boot up values and are also used for multi-tasking applications.</text:p>
      <text:p text:style-name="P1"></text:p>
      <text:p text:style-name="P1">In DX-Forth the default size of the user area is 128 bytes. <text:s/>User</text:p>
      <text:p text:style-name="P1">variables are defined as follows:</text:p>
      <text:p text:style-name="P1"></text:p>
      <text:p text:style-name="P1"><text:s text:c="3"/>44 USER VAR1</text:p>
      <text:p text:style-name="P1"><text:s text:c="3"/>46 USER VAR2</text:p>
      <text:p text:style-name="P1"><text:s text:c="3"/>50 USER VAR3 ...</text:p>
      <text:p text:style-name="P1"></text:p>
      <text:p text:style-name="P1">The number preceding USER is the offset in bytes of the variable from</text:p>
      <text:p text:style-name="P1">the user base address (given by the variable UP). <text:s/>Offsets beginning</text:p>
      <text:p text:style-name="P1">with 44 decimal are available to applications. <text:s/>In the above example,</text:p>
      <text:p text:style-name="P1">VAR1 occupies 2 bytes (1 cell) at offset 44, VAR2 occupies 4 bytes</text:p>
      <text:p text:style-name="P1">(2 cells) at offset 46 etc.</text:p>
      <text:p text:style-name="P1"></text:p>
      <text:p text:style-name="P1">As with normal variables, executing the name of a user variable returns</text:p>
      <text:p text:style-name="P1">its address. <text:s/>Unlike normal variables, the literal value of the address</text:p>
      <text:p text:style-name="P1">may differ at compile and run time. <text:s/>In multi-tasking applications the</text:p>
      <text:p text:style-name="P1">contents of a user variable may differ between tasks.</text:p>
      <text:p text:style-name="P1"></text:p>
      <text:p text:style-name="P1">Predefined user variables in DX-Forth are:</text:p>
      <text:p text:style-name="P1"></text:p>
      <text:p text:style-name="P1">S0 <text:s/>R0 <text:s/>DP <text:s/>VOC-LINK <text:s/>FS0 <text:s/>DPH <text:s/>DPL <text:s/>BASE <text:s/>OUT <text:s/>CATCHER</text:p>
      <text:p text:style-name="P1"></text:p>
      <text:p text:style-name="P1"></text:p>
      <text:p text:style-name="P1">2.9 <text:s/>System vectors</text:p>
      <text:p text:style-name="P1"></text:p>
      <text:p text:style-name="P1">SYS-VEC returns the address of the system vector and parameter table.</text:p>
      <text:p text:style-name="P1">The table contains default values used by the system. <text:s/>Applications</text:p>
      <text:p text:style-name="P1">may alter the vectors and values in the table on an as needs basis.</text:p>
      <text:p text:style-name="P1">Note that some changes will not take effect until COLD is executed.</text:p>
      <text:p text:style-name="P1">Refer to SYS-VEC in the glossary document for details.</text:p>
      <text:p text:style-name="P1"></text:p>
      <text:p text:style-name="P1"></text:p>
      <text:p text:style-name="P1">2.10 Deferred words</text:p>
      <text:p text:style-name="P1"></text:p>
      <text:p text:style-name="P1">The following is a list of DX-Forth words built with DEFER IS .</text:p>
      <text:p text:style-name="P1"></text:p>
      <text:p text:style-name="P1"><text:s text:c="3"/>BEEP <text:s/>FIND <text:s/>MS <text:s/>PAUSE <text:s/>REFILL <text:s/>ACCEPT</text:p>
      <text:p text:style-name="P1"></text:p>
      <text:p text:style-name="P1">The current action of a deferred word may be obtained using:</text:p>
      <text:p text:style-name="P1"></text:p>
      <text:p text:style-name="P1"><text:s text:c="3"/>' &gt;BODY @ <text:s/>( "name" -- xt ) <text:s/>or</text:p>
      <text:p text:style-name="P1"><text:s text:c="3"/>ADDR @ <text:s text:c="4"/>( "name" -- xt )</text:p>
      <text:p text:style-name="P1"></text:p>
      <text:p text:style-name="P1"></text:p>
      <text:p text:style-name="P1">2.11 Compiler security</text:p>
      <text:p text:style-name="P1"></text:p>
      <text:p text:style-name="P1">DX-Forth includes compiler security to detect malformed definitions</text:p>
      <text:p text:style-name="P1">and constructs e.g. failing to terminate an IF section with a THEN.</text:p>
      <text:p text:style-name="P1"></text:p>
      <text:p text:style-name="P1">Compiler security words used by DX-Forth are listed in the glossary.</text:p>
      <text:p text:style-name="P1">How and when to use them is a topic of its own and is not discussed</text:p>
      <text:p text:style-name="P1">here (see the DX-Forth source files for examples of use).</text:p>
      <text:p text:style-name="P1"></text:p>
      <text:p text:style-name="P1">It is sometimes useful to disable balance checking in high-level or</text:p>
      <text:p text:style-name="P1">code definitions. <text:s/>This may be done by setting variable CHECKING</text:p>
      <text:p text:style-name="P1">to false (i.e. zero).</text:p>
      <text:p text:style-name="P1"><text:soft-page-break/>2.12 <text:s/>Exception handling</text:p>
      <text:p text:style-name="P1"></text:p>
      <text:p text:style-name="P1">THROW and CATCH provide a mechanism for handling errors conditions</text:p>
      <text:p text:style-name="P1">within a program.</text:p>
      <text:p text:style-name="P1"></text:p>
      <text:p text:style-name="P1">It is recommended applications use only positive THROW codes.</text:p>
      <text:p text:style-name="P1">Exception values in the range -1 to -4095 are reserved by ANS FORTH</text:p>
      <text:p text:style-name="P1">for use by the system. <text:s/>See: "Exception codes"</text:p>
      <text:p text:style-name="P1"></text:p>
      <text:p text:style-name="P1"></text:p>
      <text:p text:style-name="P1">2.13 <text:s/>Exception codes</text:p>
      <text:p text:style-name="P1"></text:p>
      <text:p text:style-name="P1">DX-Forth implements only a subset of ANS FORTH Standard exception</text:p>
      <text:p text:style-name="P1">codes. <text:s/>Codes in the range -257 to -511 are reserved for DOS related</text:p>
      <text:p text:style-name="P1">errors.</text:p>
      <text:p text:style-name="P1"></text:p>
      <text:p text:style-name="P1">DX-Forth exception codes:</text:p>
      <text:p text:style-name="P1"></text:p>
      <text:p text:style-name="P1"><text:s text:c="3"/>0 <text:s text:c="12"/>no error</text:p>
      <text:p text:style-name="P1"><text:s text:c="2"/>-1 <text:s text:c="12"/>ABORT</text:p>
      <text:p text:style-name="P1"><text:s text:c="2"/>-2 <text:s text:c="12"/>ABORT"</text:p>
      <text:p text:style-name="P1"><text:s text:c="2"/>-256 <text:s text:c="10"/>reserved</text:p>
      <text:p text:style-name="P1"><text:s text:c="2"/>-257 to -511 <text:s text:c="2"/>DOS error code</text:p>
      <text:p text:style-name="P1"></text:p>
      <text:p text:style-name="P1">The correlation between DX-Forth exception code and DOS error code</text:p>
      <text:p text:style-name="P1">is given below:</text:p>
      <text:p text:style-name="P1"></text:p>
      <text:p text:style-name="P1"><text:s/>Exception <text:s text:c="2"/>DOS</text:p>
      <text:p text:style-name="P1"><text:s text:c="5"/>0 <text:s text:c="7"/>0 <text:s text:c="4"/>no error</text:p>
      <text:p text:style-name="P1"><text:s text:c="3"/>-511 <text:s text:c="6"/>1 <text:s text:c="4"/>function number invalid (not used)</text:p>
      <text:p text:style-name="P1"><text:s text:c="3"/>-510 <text:s text:c="6"/>2 <text:s text:c="4"/>file not found</text:p>
      <text:p text:style-name="P1"><text:s text:c="3"/>-509 <text:s text:c="6"/>3 <text:s text:c="4"/>path not found</text:p>
      <text:p text:style-name="P1"><text:s text:c="3"/>-508 <text:s text:c="6"/>4 <text:s text:c="4"/>too many open files</text:p>
      <text:p text:style-name="P1"><text:s text:c="3"/>-507 <text:s text:c="6"/>5 <text:s text:c="4"/>access denied</text:p>
      <text:p text:style-name="P1"><text:s text:c="3"/>-506 <text:s text:c="6"/>6 <text:s text:c="4"/>invalid handle</text:p>
      <text:p text:style-name="P1"><text:s text:c="4"/>... <text:s text:c="4"/>...</text:p>
      <text:p text:style-name="P1"><text:s text:c="3"/>-257 <text:s text:c="4"/>255 <text:s text:c="4"/>unspecified error</text:p>
      <text:p text:style-name="P1"></text:p>
      <text:p text:style-name="P1">Note: To convert an exception code in the range -257 to -511 to its</text:p>
      <text:p text:style-name="P1">corresponding DOS error code, use: 255 AND</text:p>
      <text:p text:style-name="P1"></text:p>
      <text:p text:style-name="P1"></text:p>
      <text:p text:style-name="P1">2.14 <text:s/>ZINS Routine</text:p>
      <text:p text:style-name="P1"></text:p>
      <text:p text:style-name="P1">The ZINS routine (see ZINS.SCR) performs automatic terminal</text:p>
      <text:p text:style-name="P1">installation for DX-Forth or its applications when running Z-System</text:p>
      <text:p text:style-name="P1">(ZCPR3, NZCOM etc).</text:p>
      <text:p text:style-name="P1"></text:p>
      <text:p text:style-name="P1">ZINS may be used as part of a general terminal install program or</text:p>
      <text:p text:style-name="P1">included in DX-Forth applications to dynamically adjust to the current</text:p>
      <text:p text:style-name="P1">TermCap in memory if Z-System is found present.</text:p>
      <text:p text:style-name="P1"></text:p>
      <text:p text:style-name="P1">NOTE: Due to the Turbo Pascal compatible install area used by DX-Forth,</text:p>
      <text:p text:style-name="P1">certain Z-System cursor motion commands cannot be properly emulated.</text:p>
      <text:p text:style-name="P1">The exceptions are handled as follows -</text:p>
      <text:p text:style-name="P1"></text:p>
      <text:p text:style-name="P1"><text:s text:c="5"/>'%&gt;xy' <text:s text:c="3"/>treated as '%.'</text:p>
      <text:p text:style-name="P1"><text:s text:c="5"/>'%D' <text:s text:c="5"/>treated as '%2' if the number of screen columns is</text:p>
      <text:p text:style-name="P1"><text:s text:c="15"/>less than 100 or as '%3' otherwise.</text:p>
      <text:p text:style-name="P1"><text:soft-page-break/></text:p>
      <text:p text:style-name="P1">The command and stack effects for ZINS is simply -</text:p>
      <text:p text:style-name="P1"></text:p>
      <text:p text:style-name="P1"><text:s text:c="5"/>ZINS <text:s/>( -- )</text:p>
      <text:p text:style-name="P1"></text:p>
      <text:p text:style-name="P1">If Z-System is found not to be present, nothing is changed.</text:p>
      <text:p text:style-name="P1"></text:p>
      <text:p text:style-name="P1">While it is possible to use ZINS in an application and have it run</text:p>
      <text:p text:style-name="P1">transparently as far as the end-user is concerned, some would regard</text:p>
      <text:p text:style-name="P1">this as bad programming practice. <text:s/>Users needs vary and there may be</text:p>
      <text:p text:style-name="P1">instances where auto-installation may not be wanted. <text:s/>A way around</text:p>
      <text:p text:style-name="P1">this would be to enable/disable auto-installation according to a</text:p>
      <text:p text:style-name="P1">command-line switch when the application is first executed. e.g.</text:p>
      <text:p text:style-name="P1"></text:p>
      <text:p text:style-name="P1"><text:s text:c="5"/>A&gt;PROGNAME -Z</text:p>
      <text:p text:style-name="P1"></text:p>
      <text:p text:style-name="P1">Lastly, assembly language programmers may find the code for ZINS</text:p>
      <text:p text:style-name="P1">interesting. <text:s/>With some small changes (leave out the arrow key patches</text:p>
      <text:p text:style-name="P1">and include a check for a valid ZENV address) ZINS could be used to</text:p>
      <text:p text:style-name="P1">install any Turbo Pascal generated program from Z-System's in-memory</text:p>
      <text:p text:style-name="P1">TermCap. <text:s/>Occupying only 450 or so bytes, it could be reduced even</text:p>
      <text:p text:style-name="P1">further by using Z80 relative jumps.</text:p>
      <text:p text:style-name="P1"></text:p>
      <text:p text:style-name="P1">######################################################################################################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6T15:38:33.053511559</dc:date>
    <meta:document-statistic meta:table-count="0" meta:image-count="0" meta:object-count="0" meta:page-count="17" meta:paragraph-count="947" meta:word-count="5071" meta:character-count="33866" meta:non-whitespace-character-count="25996"/>
    <meta:generator>LibreOffice/4.2.4.2$Linux_X86_64 LibreOffice_project/420m0$Build-2</meta:generator>
  </office:meta>
</office:document-meta>
</file>